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E6000000DB2EE2435CAA7BB4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gacySanITCBoo2" svg:font-family="LegacySanITCBoo"/>
    <style:font-face style:name="Lohit Devanagari1" svg:font-family="'Lohit Devanagari'"/>
    <style:font-face style:name="sans-serif" svg:font-family="sans-serif"/>
    <style:font-face style:name="Consolas" svg:font-family="Consolas" style:font-family-generic="swiss" style:font-pitch="fixed"/>
    <style:font-face style:name="LegacySanITCBoo1" svg:font-family="LegacySanITCBo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egacySanITCBoo" svg:font-family="LegacySanITCBo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istre" style:family="table">
      <style:table-properties style:width="26.698cm" table:align="left"/>
    </style:style>
    <style:style style:name="Registre.A" style:family="table-column">
      <style:table-column-properties style:column-width="4.203cm"/>
    </style:style>
    <style:style style:name="Registre.B" style:family="table-column">
      <style:table-column-properties style:column-width="8.585cm"/>
    </style:style>
    <style:style style:name="Registre.C" style:family="table-column">
      <style:table-column-properties style:column-width="4.2cm"/>
    </style:style>
    <style:style style:name="Registre.D" style:family="table-column">
      <style:table-column-properties style:column-width="9.71cm"/>
    </style:style>
    <style:style style:name="Registr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gistre.D1" style:family="table-cell">
      <style:table-cell-properties fo:background-color="transparent" fo:padding="0.097cm" fo:border="0.05pt solid #000000">
        <style:background-image/>
      </style:table-cell-properties>
    </style:style>
    <style:style style:name="Registre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Registre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Registre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Registre.6" style:family="table-row">
      <style:table-row-properties style:min-row-height="1.33cm"/>
    </style:style>
    <style:style style:name="Taula1" style:family="table">
      <style:table-properties style:width="26.698cm" table:align="left" style:may-break-between-rows="false"/>
    </style:style>
    <style:style style:name="Taula1.A" style:family="table-column">
      <style:table-column-properties style:column-width="3.295cm"/>
    </style:style>
    <style:style style:name="Taula1.B" style:family="table-column">
      <style:table-column-properties style:column-width="3.993cm"/>
    </style:style>
    <style:style style:name="Taula1.C" style:family="table-column">
      <style:table-column-properties style:column-width="12.218cm"/>
    </style:style>
    <style:style style:name="Taula1.D" style:family="table-column">
      <style:table-column-properties style:column-width="7.191cm"/>
    </style:style>
    <style:style style:name="Taula1.1" style:family="table-row">
      <style:table-row-properties fo:keep-together="always"/>
    </style:style>
    <style:style style:name="Taula1.A1" style:family="table-cell">
      <style:table-cell-properties fo:background-color="#dddddd" fo:padding="0.097cm" fo:border="0.05pt solid #000000">
        <style:background-image/>
      </style:table-cell-properties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5pt solid #000000">
        <style:background-image/>
      </style:table-cell-properties>
    </style:style>
    <style:style style:name="Taula1.D2" style:family="table-cell">
      <style:table-cell-properties fo:background-color="transparent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Tau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D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" style:family="table">
      <style:table-properties style:width="26.696cm" table:align="left" style:may-break-between-rows="false"/>
    </style:style>
    <style:style style:name="Taula3.A" style:family="table-column">
      <style:table-column-properties style:column-width="3.295cm"/>
    </style:style>
    <style:style style:name="Taula3.B" style:family="table-column">
      <style:table-column-properties style:column-width="3.993cm"/>
    </style:style>
    <style:style style:name="Taula3.C" style:family="table-column">
      <style:table-column-properties style:column-width="6.108cm"/>
    </style:style>
    <style:style style:name="Taula3.E" style:family="table-column">
      <style:table-column-properties style:column-width="7.191cm"/>
    </style:style>
    <style:style style:name="Taula3.1" style:family="table-row">
      <style:table-row-properties fo:keep-together="always"/>
    </style:style>
    <style:style style:name="Taula3.A1" style:family="table-cell">
      <style:table-cell-properties fo:background-color="#dddddd" fo:padding="0.097cm" fo:border="0.05pt solid #000000">
        <style:background-image/>
      </style:table-cell-properties>
    </style:style>
    <style:style style:name="Taula3.2" style:family="table-row">
      <style:table-row-properties style:min-row-height="0.524cm" fo:keep-together="always"/>
    </style:style>
    <style:style style:name="Taula3.A2" style:family="table-cell">
      <style:table-cell-properties fo:background-color="transparent" fo:padding="0.097cm" fo:border-left="0.05pt solid #000000" fo:border-right="none" fo:border-top="none" fo:border-bottom="0.5pt solid #000000">
        <style:background-image/>
      </style:table-cell-properties>
    </style:style>
    <style:style style:name="Taula3.E2" style:family="table-cell">
      <style:table-cell-properties fo:background-color="transparent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Taula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" style:family="table">
      <style:table-properties style:width="26.696cm" table:align="left" style:may-break-between-rows="false"/>
    </style:style>
    <style:style style:name="Taula2.A" style:family="table-column">
      <style:table-column-properties style:column-width="3.295cm"/>
    </style:style>
    <style:style style:name="Taula2.B" style:family="table-column">
      <style:table-column-properties style:column-width="4.001cm"/>
    </style:style>
    <style:style style:name="Taula2.E" style:family="table-column">
      <style:table-column-properties style:column-width="11.4cm"/>
    </style:style>
    <style:style style:name="Taula2.1" style:family="table-row">
      <style:table-row-properties fo:keep-together="always"/>
    </style:style>
    <style:style style:name="Taula2.A1" style:family="table-cell">
      <style:table-cell-properties fo:background-color="#dddddd" fo:padding="0.097cm" fo:border="0.05pt solid #000000">
        <style:background-image/>
      </style:table-cell-properties>
    </style:style>
    <style:style style:name="Taula2.2" style:family="table-row">
      <style:table-row-properties style:min-row-height="0.524cm" fo:keep-together="always"/>
    </style:style>
    <style:style style:name="Taula2.A2" style:family="table-cell">
      <style:table-cell-properties fo:background-color="transparent" fo:padding="0.097cm" fo:border-left="0.05pt solid #000000" fo:border-right="none" fo:border-top="none" fo:border-bottom="0.5pt solid #000000">
        <style:background-image/>
      </style:table-cell-properties>
    </style:style>
    <style:style style:name="Taula2.E2" style:family="table-cell">
      <style:table-cell-properties fo:background-color="transparent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Taula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99cm" fo:margin-bottom="0.199cm" loext:contextual-spacing="false" fo:text-align="end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1f0e50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20461c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text-indent="0cm" style:auto-text-indent="false" style:shadow="none"/>
      <style:text-properties style:font-name="LegacySanITCBoo" fo:font-size="10pt" fo:language="ca" fo:country="ES" fo:font-weight="bold" officeooo:rsid="00177e46" officeooo:paragraph-rsid="0015af92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fo:color="#000000" style:font-name="LegacySanITCBoo1" fo:font-size="8pt" officeooo:rsid="00272992" officeooo:paragraph-rsid="00272992" style:font-size-asian="8pt" style:font-size-complex="8pt"/>
    </style:style>
    <style:style style:name="P5" style:family="paragraph" style:parent-style-name="Standard">
      <style:text-properties officeooo:paragraph-rsid="0015af92"/>
    </style:style>
    <style:style style:name="P6" style:family="paragraph" style:parent-style-name="Standard">
      <style:text-properties style:font-name="sans-serif" fo:font-size="10pt" officeooo:paragraph-rsid="001c8529"/>
    </style:style>
    <style:style style:name="P7" style:family="paragraph" style:parent-style-name="Standard">
      <style:text-properties style:font-name="sans-serif" fo:font-size="10pt" officeooo:paragraph-rsid="001d56e8"/>
    </style:style>
    <style:style style:name="P8" style:family="paragraph" style:parent-style-name="Standard">
      <style:text-properties style:font-name="sans-serif" fo:font-size="10pt" officeooo:paragraph-rsid="002733b8"/>
    </style:style>
    <style:style style:name="P9" style:family="paragraph" style:parent-style-name="Standard">
      <style:text-properties style:font-name="LegacySanITCBoo2" fo:font-size="9pt" fo:font-weight="bold" officeooo:rsid="0018af36" officeooo:paragraph-rsid="0018af36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LegacySanITCBoo2" fo:font-size="9pt" fo:font-weight="bold" officeooo:paragraph-rsid="00177e46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LegacySanITCBoo2" fo:font-size="9pt" fo:font-weight="bold" officeooo:rsid="0029aa33" officeooo:paragraph-rsid="0029aa33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LegacySanITCBoo2" fo:font-size="9pt" fo:font-weight="bold" officeooo:paragraph-rsid="0018af36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LegacySanITCBoo1" fo:font-size="9pt" officeooo:rsid="00260a51" officeooo:paragraph-rsid="00260a51" style:font-size-asian="9pt" style:font-size-complex="9pt"/>
    </style:style>
    <style:style style:name="P14" style:family="paragraph" style:parent-style-name="Standard">
      <style:text-properties style:font-name="LegacySanITCBoo1" fo:font-size="9pt" officeooo:rsid="0029aa33" officeooo:paragraph-rsid="00260a51" style:font-size-asian="9pt" style:font-size-complex="9pt"/>
    </style:style>
    <style:style style:name="P15" style:family="paragraph" style:parent-style-name="Table_20_Contents">
      <style:text-properties style:font-name="LegacySanITCBoo1" fo:font-size="9pt" officeooo:rsid="002cf965" officeooo:paragraph-rsid="00260a51" style:font-size-asian="9pt" style:font-size-complex="9pt"/>
    </style:style>
    <style:style style:name="P16" style:family="paragraph" style:parent-style-name="Table_20_Contents">
      <style:text-properties style:font-name="LegacySanITCBoo1" fo:font-size="9pt" officeooo:rsid="00260a51" officeooo:paragraph-rsid="002733b8" style:font-size-asian="9pt" style:font-size-complex="9pt"/>
    </style:style>
    <style:style style:name="P17" style:family="paragraph" style:parent-style-name="Table_20_Contents">
      <style:text-properties style:font-name="LegacySanITCBoo1" fo:font-size="9pt" officeooo:rsid="0027a22a" officeooo:paragraph-rsid="0027a22a" style:font-size-asian="9pt" style:font-size-complex="9pt"/>
    </style:style>
    <style:style style:name="P18" style:family="paragraph" style:parent-style-name="Table_20_Contents">
      <style:text-properties style:font-name="LegacySanITCBoo1" fo:font-size="9pt" officeooo:rsid="002733b8" officeooo:paragraph-rsid="00260a51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1c8529" officeooo:paragraph-rsid="001c8529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LegacySanITCBoo2" fo:font-size="9pt" fo:font-weight="bold" officeooo:rsid="001c8529" officeooo:paragraph-rsid="001c8529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1d56e8" officeooo:paragraph-rsid="002733b8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LegacySanITCBoo2" fo:font-size="9pt" fo:font-weight="bold" officeooo:rsid="001d56e8" officeooo:paragraph-rsid="002733b8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LegacySanITCBoo2" fo:font-size="9pt" fo:font-weight="bold" officeooo:rsid="001d56e8" officeooo:paragraph-rsid="001d56e8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LegacySanITCBoo2" fo:font-size="9pt" fo:font-weight="bold" officeooo:rsid="0027a22a" officeooo:paragraph-rsid="0027a22a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LegacySanITCBoo2" fo:font-size="9pt" fo:font-weight="bold" officeooo:rsid="00279861" officeooo:paragraph-rsid="00279861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2733b8" officeooo:paragraph-rsid="002733b8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LegacySanITCBoo2" fo:font-size="9pt" fo:font-weight="bold" officeooo:rsid="0020461c" officeooo:paragraph-rsid="0020461c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LegacySanITCBoo2" fo:font-size="9pt" fo:font-weight="bold" officeooo:rsid="003338dc" officeooo:paragraph-rsid="003338dc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font-name="LegacySanITCBoo2" fo:font-size="9pt" officeooo:rsid="001c8529" officeooo:paragraph-rsid="00260a51" style:font-size-asian="9pt" style:font-size-complex="9pt"/>
    </style:style>
    <style:style style:name="P30" style:family="paragraph" style:parent-style-name="Table_20_Contents">
      <style:text-properties style:font-name="LegacySanITCBoo2" fo:font-size="9pt" officeooo:rsid="001c8529" officeooo:paragraph-rsid="0027a22a" style:font-size-asian="9pt" style:font-size-complex="9pt"/>
    </style:style>
    <style:style style:name="P31" style:family="paragraph" style:parent-style-name="Table_20_Contents">
      <style:text-properties style:font-name="LegacySanITCBoo2" fo:font-size="9pt" officeooo:rsid="001c8529" officeooo:paragraph-rsid="002733b8" style:font-size-asian="9pt" style:font-size-complex="9pt"/>
    </style:style>
    <style:style style:name="P32" style:family="paragraph" style:parent-style-name="Table_20_Contents">
      <style:text-properties style:font-name="LegacySanITCBoo2" fo:font-size="9pt" officeooo:rsid="001c8529" officeooo:paragraph-rsid="003149dc" style:font-size-asian="9pt" style:font-size-complex="9pt"/>
    </style:style>
    <style:style style:name="T1" style:family="text">
      <style:text-properties style:font-name="LegacySanITCBoo1" officeooo:rsid="00206052"/>
    </style:style>
    <style:style style:name="T2" style:family="text">
      <style:text-properties style:font-name="LegacySanITCBoo1" officeooo:rsid="00260a51"/>
    </style:style>
    <style:style style:name="T3" style:family="text">
      <style:text-properties style:font-name="LegacySanITCBoo1" officeooo:rsid="002733b8"/>
    </style:style>
    <style:style style:name="T4" style:family="text">
      <style:text-properties style:font-name="LegacySanITCBoo1" officeooo:rsid="00279861"/>
    </style:style>
    <style:style style:name="T5" style:family="text">
      <style:text-properties style:font-name="LegacySanITCBoo1" officeooo:rsid="003149dc"/>
    </style:style>
    <style:style style:name="T6" style:family="text">
      <style:text-properties officeooo:rsid="0029aa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gistre" table:style-name="Registre">
        <table:table-column table:style-name="Registre.A"/>
        <table:table-column table:style-name="Registre.B"/>
        <table:table-column table:style-name="Registre.C"/>
        <table:table-column table:style-name="Registre.D"/>
        <table:table-row>
          <table:table-cell table:style-name="Registre.A1" office:value-type="string">
            <text:p text:style-name="P9">Tipus de registre</text:p>
          </table:table-cell>
          <table:table-cell table:style-name="Registre.A1" office:value-type="string">
            <text:p text:style-name="P13"><text:text-input text:description="">$registre.tipus</text:text-input></text:p>
          </table:table-cell>
          <table:table-cell table:style-name="Registre.A1" office:value-type="string">
            <text:p text:style-name="P11">Llibre</text:p>
          </table:table-cell>
          <table:table-cell table:style-name="Registre.D1" office:value-type="string">
            <text:p text:style-name="P14"><text:text-input text:description="">$registre.llibre</text:text-input></text:p>
          </table:table-cell>
        </table:table-row>
        <table:table-row>
          <table:table-cell table:style-name="Registre.A2" office:value-type="string">
            <text:p text:style-name="P10">Nº de registre<text:tab/></text:p>
          </table:table-cell>
          <table:table-cell table:style-name="Registre.A2" office:value-type="string">
            <text:p text:style-name="P13"><text:text-input text:description="">$registre.numero</text:text-input></text:p>
          </table:table-cell>
          <table:table-cell table:style-name="Registre.A2" office:value-type="string">
            <text:p text:style-name="P10">Data de registre</text:p>
          </table:table-cell>
          <table:table-cell table:style-name="Registre.D2" office:value-type="string">
            <text:p text:style-name="P13"><text:text-input text:description="">$registre.data</text:text-input></text:p>
          </table:table-cell>
        </table:table-row>
        <table:table-row>
          <table:table-cell table:style-name="Registre.A2" office:value-type="string">
            <text:p text:style-name="P10">Tipus d'assumpte</text:p>
          </table:table-cell>
          <table:table-cell table:style-name="Registre.A2" office:value-type="string">
            <text:p text:style-name="P13"><text:text-input text:description="">$registre.tipusAssumpte</text:text-input></text:p>
          </table:table-cell>
          <table:table-cell table:style-name="Registre.A2" office:value-type="string">
            <text:p text:style-name="P10"><text:span text:style-name="T6">Codi</text:span> <text:span text:style-name="T6">d’</text:span>assumpte</text:p>
          </table:table-cell>
          <table:table-cell table:style-name="Registre.D2" office:value-type="string">
            <text:p text:style-name="P14"><text:text-input text:description="">$registre.codiAssumpte</text:text-input></text:p>
          </table:table-cell>
        </table:table-row>
        <table:table-row>
          <table:table-cell table:style-name="Registre.A2" office:value-type="string">
            <text:p text:style-name="P9">Oficina de registre remitent</text:p>
          </table:table-cell>
          <table:table-cell table:style-name="Registre.A2" office:value-type="string">
            <text:p text:style-name="P13"><text:text-input text:description="">$registre.oficina</text:text-input></text:p>
          </table:table-cell>
          <table:table-cell table:style-name="Registre.A2" office:value-type="string">
            <text:p text:style-name="P12">Òrgan</text:p>
          </table:table-cell>
          <table:table-cell table:style-name="Registre.D2" office:value-type="string">
            <text:p text:style-name="P13"><text:text-input text:description="">$registre.organ</text:text-input></text:p>
          </table:table-cell>
        </table:table-row>
        <table:table-row>
          <table:table-cell table:style-name="Registre.A5" table:number-columns-spanned="4" office:value-type="string">
            <text:p text:style-name="P12">Extracte del document:</text:p>
          </table:table-cell>
          <table:covered-table-cell/>
          <table:covered-table-cell/>
          <table:covered-table-cell/>
        </table:table-row>
        <table:table-row table:style-name="Registre.6">
          <table:table-cell table:style-name="Registre.D2" table:number-columns-spanned="4" office:value-type="string">
            <text:p text:style-name="P13"><text:text-input text:description="">$registre.extracte</text:text-input></text:p>
          </table:table-cell>
          <table:covered-table-cell/>
          <table:covered-table-cell/>
          <table:covered-table-cell/>
        </table:table-row>
      </table:table>
      <text:p text:style-name="P6"><text:tab/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header-rows>
          <table:table-row table:style-name="Taula1.1">
            <table:table-cell table:style-name="Taula1.A1" table:number-columns-spanned="4" office:value-type="string">
              <text:p text:style-name="P19">Interessats</text:p>
            </table:table-cell>
            <table:covered-table-cell/>
            <table:covered-table-cell/>
            <table:covered-table-cell/>
          </table:table-row>
          <table:table-row table:style-name="Taula1.1">
            <table:table-cell table:style-name="Taula1.A2" office:value-type="string">
              <text:p text:style-name="P20">Tipus</text:p>
            </table:table-cell>
            <table:table-cell table:style-name="Taula1.A2" office:value-type="string">
              <text:p text:style-name="P20">Document</text:p>
            </table:table-cell>
            <table:table-cell table:style-name="Taula1.A2" office:value-type="string">
              <text:p text:style-name="P20">Nom</text:p>
            </table:table-cell>
            <table:table-cell table:style-name="Taula1.D2" office:value-type="string">
              <text:p text:style-name="P28">Representant - document</text:p>
            </table:table-cell>
          </table:table-row>
        </table:table-header-rows>
        <table:table-row table:style-name="Taula1.1">
          <table:table-cell table:style-name="Taula1.A3" office:value-type="string">
            <text:p text:style-name="P29"><text:span text:style-name="T2"><text:text-input text:description="">@before-row#foreach($int in $interessats)</text:text-input></text:span><text:span text:style-name="T2"><text:text-input text:description="">$int.tipus</text:text-input></text:span></text:p>
          </table:table-cell>
          <table:table-cell table:style-name="Taula1.A3" office:value-type="string">
            <text:p text:style-name="P15"><text:text-input text:description="">$int.document</text:text-input></text:p>
          </table:table-cell>
          <table:table-cell table:style-name="Taula1.A3" office:value-type="string">
            <text:p text:style-name="P15"><text:text-input text:description="">$int.nomComplet</text:text-input></text:p>
          </table:table-cell>
          <table:table-cell table:style-name="Taula1.D3" office:value-type="string">
            <text:p text:style-name="P32"><text:span text:style-name="T5"><text:text-input text:description="">$int.representantDocument</text:text-input></text:span><text:span text:style-name="T1"><text:text-input text:description="">@after-row#end</text:text-input></text:span></text:p>
          </table:table-cell>
        </table:table-row>
      </table:table>
      <text:p text:style-name="P8"/>
      <table:table table:name="Taula3" table:style-name="Taula3">
        <table:table-column table:style-name="Taula3.A"/>
        <table:table-column table:style-name="Taula3.B"/>
        <table:table-column table:style-name="Taula3.C" table:number-columns-repeated="2"/>
        <table:table-column table:style-name="Taula3.E"/>
        <table:table-header-rows>
          <table:table-row table:style-name="Taula3.1">
            <table:table-cell table:style-name="Taula3.A1" table:number-columns-spanned="5" office:value-type="string">
              <text:p text:style-name="P21">Accions</text:p>
            </table:table-cell>
            <table:covered-table-cell/>
            <table:covered-table-cell/>
            <table:covered-table-cell/>
            <table:covered-table-cell/>
          </table:table-row>
          <table:table-row table:style-name="Taula3.2">
            <table:table-cell table:style-name="Taula3.A2" office:value-type="string">
              <text:p text:style-name="P22">Data</text:p>
            </table:table-cell>
            <table:table-cell table:style-name="Taula3.A2" office:value-type="string">
              <text:p text:style-name="P22">Usuari</text:p>
            </table:table-cell>
            <table:table-cell table:style-name="Taula3.A2" office:value-type="string">
              <text:p text:style-name="P24">Paràmetre 1</text:p>
            </table:table-cell>
            <table:table-cell table:style-name="Taula3.A2" office:value-type="string">
              <text:p text:style-name="P24">Paràmetre 2</text:p>
            </table:table-cell>
            <table:table-cell table:style-name="Taula3.E2" office:value-type="string">
              <text:p text:style-name="P25">Acció</text:p>
            </table:table-cell>
          </table:table-row>
        </table:table-header-rows>
        <table:table-row table:style-name="Taula3.2">
          <table:table-cell table:style-name="Taula3.A3" office:value-type="string">
            <text:p text:style-name="P30"><text:span text:style-name="T2"><text:text-input text:description="">@before-row#foreach($acc in $accions)</text:text-input></text:span><text:span text:style-name="T2"><text:text-input text:description="">$acc.data</text:text-input></text:span></text:p>
          </table:table-cell>
          <table:table-cell table:style-name="Taula3.A3" office:value-type="string">
            <text:p text:style-name="P16"><text:text-input text:description="">$acc.usuari</text:text-input></text:p>
          </table:table-cell>
          <table:table-cell table:style-name="Taula3.A3" office:value-type="string">
            <text:p text:style-name="P17"><text:text-input text:description="">$acc.param1</text:text-input></text:p>
          </table:table-cell>
          <table:table-cell table:style-name="Taula3.A3" office:value-type="string">
            <text:p text:style-name="P17"><text:text-input text:description="">$acc.param2</text:text-input></text:p>
          </table:table-cell>
          <table:table-cell table:style-name="Taula3.E3" office:value-type="string">
            <text:p text:style-name="P31"><text:span text:style-name="T4"><text:text-input text:description="">$acc.accio</text:text-input></text:span><text:span text:style-name="T1"><text:text-input text:description="">@after-row#end</text:text-input></text:span></text:p>
          </table:table-cell>
        </table:table-row>
      </table:table>
      <text:p text:style-name="P8"/>
      <table:table table:name="Taula2" table:style-name="Taula2">
        <table:table-column table:style-name="Taula2.A"/>
        <table:table-column table:style-name="Taula2.B" table:number-columns-repeated="3"/>
        <table:table-column table:style-name="Taula2.E"/>
        <table:table-header-rows>
          <table:table-row table:style-name="Taula2.1">
            <table:table-cell table:style-name="Taula2.A1" table:number-columns-spanned="5" office:value-type="string">
              <text:p text:style-name="P26">Moviments</text:p>
            </table:table-cell>
            <table:covered-table-cell/>
            <table:covered-table-cell/>
            <table:covered-table-cell/>
            <table:covered-table-cell/>
          </table:table-row>
          <table:table-row table:style-name="Taula2.2">
            <table:table-cell table:style-name="Taula2.A2" office:value-type="string">
              <text:p text:style-name="P23">Data</text:p>
            </table:table-cell>
            <table:table-cell table:style-name="Taula2.A2" office:value-type="string">
              <text:p text:style-name="P23">Usuari</text:p>
            </table:table-cell>
            <table:table-cell table:style-name="Taula2.A2" office:value-type="string">
              <text:p text:style-name="P23">Origen</text:p>
            </table:table-cell>
            <table:table-cell table:style-name="Taula2.A2" office:value-type="string">
              <text:p text:style-name="P23">Destí</text:p>
            </table:table-cell>
            <table:table-cell table:style-name="Taula2.E2" office:value-type="string">
              <text:p text:style-name="P27">Comentari</text:p>
            </table:table-cell>
          </table:table-row>
        </table:table-header-rows>
        <table:table-row table:style-name="Taula2.2">
          <table:table-cell table:style-name="Taula2.A3" office:value-type="string">
            <text:p text:style-name="P30"><text:span text:style-name="T3"><text:text-input text:description="">@before-row#foreach($mov in $moviments)</text:text-input></text:span><text:span text:style-name="T3"><text:text-input text:description="">$mov.data</text:text-input></text:span></text:p>
          </table:table-cell>
          <table:table-cell table:style-name="Taula2.A3" office:value-type="string">
            <text:p text:style-name="P18"><text:text-input text:description="">$mov.usuari</text:text-input></text:p>
          </table:table-cell>
          <table:table-cell table:style-name="Taula2.A3" office:value-type="string">
            <text:p text:style-name="P18"><text:text-input text:description="">$mov.origen</text:text-input></text:p>
          </table:table-cell>
          <table:table-cell table:style-name="Taula2.A3" office:value-type="string">
            <text:p text:style-name="P18"><text:text-input text:description="">$mov.desti</text:text-input></text:p>
          </table:table-cell>
          <table:table-cell table:style-name="Taula2.E3" office:value-type="string">
            <text:p text:style-name="P29"><text:span text:style-name="T3"><text:text-input text:description="">$mov.comentari</text:text-input></text:span><text:span text:style-name="T1"><text:text-input text:description="">@after-row#end</text:text-input>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gacySanITCBoo2" svg:font-family="LegacySanITCBoo"/>
    <style:font-face style:name="Lohit Devanagari1" svg:font-family="'Lohit Devanagari'"/>
    <style:font-face style:name="sans-serif" svg:font-family="sans-serif"/>
    <style:font-face style:name="Consolas" svg:font-family="Consolas" style:font-family-generic="swiss" style:font-pitch="fixed"/>
    <style:font-face style:name="LegacySanITCBoo1" svg:font-family="LegacySanITCBo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egacySanITCBoo" svg:font-family="LegacySanITCBo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imes New Roman" fo:font-family="'Times New Roman'" style:font-family-generic="roman" style:font-pitch="variable" fo:font-weight="bold" style:font-weight-asian="bold"/>
    </style:style>
    <style:style style:name="codi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2a00ff" style:font-name="Consolas" fo:font-family="Consolas" style:font-family-generic="swiss" style:font-pitch="fixed" fo:font-size="8pt" fo:language="es" fo:country="ES" fo:font-weight="normal" style:font-name-asian="Consolas" style:font-family-asian="Consolas" style:font-family-generic-asian="swiss" style:font-pitch-asian="fixed" style:font-size-asian="10pt" style:font-weight-asian="normal" style:font-name-complex="Consolas" style:font-family-complex="Consolas" style:font-family-generic-complex="swiss" style:font-pitch-complex="fixed" style:font-size-complex="10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 style:master-page-name="Standard">
      <style:table-properties style:width="26.698cm" fo:margin-left="0cm" fo:margin-right="0.004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2.499cm" style:rel-column-width="6135*"/>
    </style:style>
    <style:style style:name="Tabla2.B" style:family="table-column">
      <style:table-column-properties style:column-width="4.789cm" style:rel-column-width="11755*"/>
    </style:style>
    <style:style style:name="Tabla2.C" style:family="table-column">
      <style:table-column-properties style:column-width="19.41cm" style:rel-column-width="47645*"/>
    </style:style>
    <style:style style:name="Tabla2.1" style:family="table-row">
      <style:table-row-properties style:min-row-height="1.148cm" fo:keep-together="always"/>
    </style:style>
    <style:style style:name="Tabla2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5pt solid #000000" fo:border-top="0.5pt solid #000000" fo:border-bottom="none" style:writing-mode="lr-tb">
        <style:background-image/>
      </style:table-cell-properties>
    </style:style>
    <style:style style:name="Tabla2.C1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a2.B2" style:family="table-cell">
      <style:table-cell-properties style:vertical-align="bottom" fo:background-color="transparent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Tabla2.C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 fo:margin-left="0cm" fo:margin-right="0cm" fo:margin-top="0.199cm" fo:margin-bottom="0.199cm" loext:contextual-spacing="false" fo:text-align="end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1f0e5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20461c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text-indent="0cm" style:auto-text-indent="false" style:shadow="none"/>
      <style:text-properties style:font-name="LegacySanITCBoo" fo:font-size="10pt" fo:language="ca" fo:country="ES" fo:font-weight="bold" officeooo:rsid="00177e46" officeooo:paragraph-rsid="0015af92" style:font-size-asian="10pt" style:font-size-complex="10pt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fo:color="#000000" style:font-name="LegacySanITCBoo1" fo:font-size="8pt" officeooo:rsid="00272992" officeooo:paragraph-rsid="00272992" style:font-size-asian="8pt" style:font-size-complex="8pt"/>
    </style:style>
    <style:style style:name="MP5" style:family="paragraph" style:parent-style-name="Standard">
      <style:text-properties officeooo:paragraph-rsid="0015af9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9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2" office:value-type="string">
              <text:p text:style-name="MP1"><draw:frame draw:style-name="Mfr1" draw:name="Imatge1" text:anchor-type="paragraph" svg:x="-0.049cm" svg:y="0cm" svg:width="2.282cm" svg:height="2.171cm" draw:z-index="0"><draw:image xlink:href="Pictures/10000200000000E6000000DB2EE2435CAA7BB4AD.png" xlink:type="simple" xlink:show="embed" xlink:actuate="onLoad" loext:mime-type="image/png"/></draw:frame></text:p>
            </table:table-cell>
            <table:table-cell table:style-name="Tabla2.B1" office:value-type="string">
              <text:p text:style-name="MP2">DISTRIBUCIÓ</text:p>
            </table:table-cell>
            <table:table-cell table:style-name="Tabla2.C2" table:number-rows-spanned="2" office:value-type="string">
              <text:p text:style-name="MP3">DETALL D’APUNT DE REGISTRE</text:p>
            </table:table-cell>
          </table:table-row>
          <table:table-row table:style-name="Tabla2.1">
            <table:covered-table-cell/>
            <table:table-cell table:style-name="Tabla2.B2" office:value-type="string">
              <text:p text:style-name="MP4"><text:text-input text:description="">$entitat.nom</text:text-input></text:p>
            </table:table-cell>
            <table:covered-table-cell/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7:10:47.068974717</meta:creation-date>
    <dc:date>2018-06-28T10:16:17.735334009</dc:date>
    <meta:editing-duration>PT5H47M5S</meta:editing-duration>
    <meta:editing-cycles>15</meta:editing-cycles>
    <meta:generator>LibreOffice/6.0.3.2$Linux_X86_64 LibreOffice_project/00m0$Build-2</meta:generator>
    <meta:print-date>2018-06-22T09:07:09.039381187</meta:print-date>
    <meta:document-statistic meta:table-count="5" meta:image-count="1" meta:object-count="0" meta:page-count="1" meta:paragraph-count="53" meta:word-count="144" meta:character-count="868" meta:non-whitespace-character-count="840"/>
  </office:meta>
</office:document-meta>
</file>